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Überschrift1" style:master-page-name="MP0" style:family="paragraph">
      <style:paragraph-properties fo:break-before="page" fo:text-align="center"/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h text:style-name="P1" text:outline-level="1">Flow</text:h>
      <text:p text:style-name="Standard"/>
      <text:p text:style-name="Standard">Beim Flow geht es immer um den eigenen Inneren Flow,</text:p>
      <text:p text:style-name="Standard">der von seinem Wesen schon was eigenes ist.</text:p>
      <text:p text:style-name="Standard"/>
      <text:p text:style-name="Standard">Es geht ja um deinen Flow</text:p>
      <text:p text:style-name="Standard"/>
      <text:p text:style-name="Standard">Das heißt dass der andere grundsätzlich an der Stelle</text:p>
      <text:p text:style-name="Standard">schon mal egal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hilipp Berendes</meta:initial-creator>
    <dc:creator>Philipp Berendes</dc:creator>
    <meta:creation-date>2022-11-27T14:54:00Z</meta:creation-date>
    <dc:date>2022-11-27T15:03:00Z</dc:date>
    <meta:template xlink:href="Normal.dotm" xlink:type="simple"/>
    <meta:editing-cycles>1</meta:editing-cycles>
    <meta:editing-duration>PT0S</meta:editing-duration>
    <meta:document-statistic meta:page-count="1" meta:paragraph-count="1" meta:word-count="27" meta:character-count="203" meta:row-count="1" meta:non-whitespace-character-count="177"/>
  </office:meta>
</office:document-meta>
</file>